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>
            <text:p>Arm length (a)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½ bowstring length (l)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Arm angle (α)</text:p>
          </table:table-cell>
          <table:table-cell office:value-type="float" office:value="90">
            <text:p>90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-10">
            <text:p>-10</text:p>
          </table:table-cell>
          <table:table-cell table:style-name="ce3" office:value-type="float" office:value="-30">
            <text:p>-30</text:p>
          </table:table-cell>
          <table:table-cell table:style-name="ce3" office:value-type="float" office:value="-50">
            <text:p>-50</text:p>
          </table:table-cell>
          <table:table-cell table:style-name="ce3" office:value-type="float" office:value="-70">
            <text:p>-70</text:p>
          </table:table-cell>
          <table:table-cell table:style-name="ce3" table:number-columns-repeated="2"/>
        </table:table-row>
        <table:table-row table:style-name="ro1">
          <table:table-cell table:number-columns-repeated="2"/>
          <table:table-cell table:style-name="ce3" table:number-columns-repeated="10"/>
        </table:table-row>
        <table:table-row table:style-name="ro1">
          <table:table-cell table:style-name="ce2" office:value-type="string">
            <text:p>l^2</text:p>
          </table:table-cell>
          <table:table-cell table:formula="of:=POWER([.$B$4];2)" office:value-type="float" office:value="25">
            <text:p>25</text:p>
          </table:table-cell>
          <table:table-cell table:style-name="ce3" table:formula="of:=POWER([.$B$4];2)" office:value-type="float" office:value="25">
            <text:p>25</text:p>
          </table:table-cell>
          <table:table-cell table:style-name="ce3" table:formula="of:=POWER([.$B$4];2)" office:value-type="float" office:value="25">
            <text:p>25</text:p>
          </table:table-cell>
          <table:table-cell table:style-name="ce3" table:formula="of:=POWER([.$B$4];2)" office:value-type="float" office:value="25">
            <text:p>25</text:p>
          </table:table-cell>
          <table:table-cell table:style-name="ce3" table:formula="of:=POWER([.$B$4];2)" office:value-type="float" office:value="25">
            <text:p>25</text:p>
          </table:table-cell>
          <table:table-cell table:style-name="ce3" table:formula="of:=POWER([.$B$4];2)" office:value-type="float" office:value="25">
            <text:p>25</text:p>
          </table:table-cell>
          <table:table-cell table:style-name="ce3" table:formula="of:=POWER([.$B$4];2)" office:value-type="float" office:value="25">
            <text:p>25</text:p>
          </table:table-cell>
          <table:table-cell table:style-name="ce3" table:formula="of:=POWER([.$B$4];2)" office:value-type="float" office:value="25">
            <text:p>25</text:p>
          </table:table-cell>
          <table:table-cell table:style-name="ce3" table:formula="of:=POWER([.$B$4];2)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>
            <text:p>α^2</text:p>
          </table:table-cell>
          <table:table-cell table:formula="of:=POWER([.$B$3];2)" office:value-type="float" office:value="25">
            <text:p>25</text:p>
          </table:table-cell>
          <table:table-cell table:style-name="ce3" table:formula="of:=POWER([.$B$3];2)" office:value-type="float" office:value="25">
            <text:p>25</text:p>
          </table:table-cell>
          <table:table-cell table:style-name="ce3" table:formula="of:=POWER([.$B$3];2)" office:value-type="float" office:value="25">
            <text:p>25</text:p>
          </table:table-cell>
          <table:table-cell table:style-name="ce3" table:formula="of:=POWER([.$B$3];2)" office:value-type="float" office:value="25">
            <text:p>25</text:p>
          </table:table-cell>
          <table:table-cell table:style-name="ce3" table:formula="of:=POWER([.$B$3];2)" office:value-type="float" office:value="25">
            <text:p>25</text:p>
          </table:table-cell>
          <table:table-cell table:style-name="ce3" table:formula="of:=POWER([.$B$3];2)" office:value-type="float" office:value="25">
            <text:p>25</text:p>
          </table:table-cell>
          <table:table-cell table:style-name="ce3" table:formula="of:=POWER([.$B$3];2)" office:value-type="float" office:value="25">
            <text:p>25</text:p>
          </table:table-cell>
          <table:table-cell table:style-name="ce3" table:formula="of:=POWER([.$B$3];2)" office:value-type="float" office:value="25">
            <text:p>25</text:p>
          </table:table-cell>
          <table:table-cell table:style-name="ce3" table:formula="of:=POWER([.$B$3];2)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>
            <text:p>Cos α</text:p>
          </table:table-cell>
          <table:table-cell table:formula="of:=COS(RADIANS([.B5]))" office:value-type="float" office:value="6.12303176911189E-017">
            <text:p>6,12303176911189E-017</text:p>
          </table:table-cell>
          <table:table-cell table:style-name="ce3" table:formula="of:=COS(RADIANS([.C5]))" office:value-type="float" office:value="0.342020143325669">
            <text:p>0,3420201433</text:p>
          </table:table-cell>
          <table:table-cell table:style-name="ce3" table:formula="of:=COS(RADIANS([.D5]))" office:value-type="float" office:value="0.642787609686539">
            <text:p>0,6427876097</text:p>
          </table:table-cell>
          <table:table-cell table:style-name="ce3" table:formula="of:=COS(RADIANS([.E5]))" office:value-type="float" office:value="0.866025403784439">
            <text:p>0,8660254038</text:p>
          </table:table-cell>
          <table:table-cell table:style-name="ce3" table:formula="of:=COS(RADIANS([.F5]))" office:value-type="float" office:value="0.984807753012208">
            <text:p>0,984807753</text:p>
          </table:table-cell>
          <table:table-cell table:style-name="ce3" table:formula="of:=COS(RADIANS([.G5]))" office:value-type="float" office:value="0.984807753012208">
            <text:p>0,984807753</text:p>
          </table:table-cell>
          <table:table-cell table:style-name="ce3" table:formula="of:=COS(RADIANS([.H5]))" office:value-type="float" office:value="0.866025403784439">
            <text:p>0,8660254038</text:p>
          </table:table-cell>
          <table:table-cell table:style-name="ce3" table:formula="of:=COS(RADIANS([.I5]))" office:value-type="float" office:value="0.642787609686539">
            <text:p>0,6427876097</text:p>
          </table:table-cell>
          <table:table-cell table:style-name="ce3" table:formula="of:=COS(RADIANS([.J5]))" office:value-type="float" office:value="0.342020143325669">
            <text:p>0,3420201433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>
            <text:p>h</text:p>
          </table:table-cell>
          <table:table-cell table:formula="of:=(SIN(RADIANS([.B5])))*[.$B$3]" office:value-type="float" office:value="5">
            <text:p>5</text:p>
          </table:table-cell>
          <table:table-cell table:style-name="ce3" table:formula="of:=(SIN(RADIANS([.C5])))*[.$B$3]" office:value-type="float" office:value="4.69846310392954">
            <text:p>4,6984631039</text:p>
          </table:table-cell>
          <table:table-cell table:style-name="ce3" table:formula="of:=(SIN(RADIANS([.D5])))*[.$B$3]" office:value-type="float" office:value="3.83022221559489">
            <text:p>3,8302222156</text:p>
          </table:table-cell>
          <table:table-cell table:style-name="ce3" table:formula="of:=(SIN(RADIANS([.E5])))*[.$B$3]" office:value-type="float" office:value="2.5">
            <text:p>2,5</text:p>
          </table:table-cell>
          <table:table-cell table:style-name="ce3" table:formula="of:=(SIN(RADIANS([.F5])))*[.$B$3]" office:value-type="float" office:value="0.868240888334652">
            <text:p>0,8682408883</text:p>
          </table:table-cell>
          <table:table-cell table:style-name="ce3" table:formula="of:=(SIN(RADIANS([.G5])))*[.$B$3]" office:value-type="float" office:value="-0.868240888334652">
            <text:p>-0,8682408883</text:p>
          </table:table-cell>
          <table:table-cell table:style-name="ce3" table:formula="of:=(SIN(RADIANS([.H5])))*[.$B$3]" office:value-type="float" office:value="-2.5">
            <text:p>-2,5</text:p>
          </table:table-cell>
          <table:table-cell table:style-name="ce3" table:formula="of:=(SIN(RADIANS([.I5])))*[.$B$3]" office:value-type="float" office:value="-3.83022221559489">
            <text:p>-3,8302222156</text:p>
          </table:table-cell>
          <table:table-cell table:style-name="ce3" table:formula="of:=(SIN(RADIANS([.J5])))*[.$B$3]" office:value-type="float" office:value="-4.69846310392954">
            <text:p>-4,6984631039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>
            <text:p>z</text:p>
          </table:table-cell>
          <table:table-cell table:formula="of:=SQRT(POWER([.$B$4];2)+POWER([.$B$3];2)-2*[.$B$4]*[.$B$3]*COS(RADIANS([.B5])))" office:value-type="float" office:value="7.07106781186548">
            <text:p>7,0710678119</text:p>
          </table:table-cell>
          <table:table-cell table:style-name="ce3" table:formula="of:=SQRT(POWER([.$B$4];2)+POWER([.$B$3];2)-2*[.$B$4]*[.$B$3]*COS(RADIANS([.C5])))" office:value-type="float" office:value="5.73576436351046">
            <text:p>5,7357643635</text:p>
          </table:table-cell>
          <table:table-cell table:style-name="ce3" table:formula="of:=SQRT(POWER([.$B$4];2)+POWER([.$B$3];2)-2*[.$B$4]*[.$B$3]*COS(RADIANS([.D5])))" office:value-type="float" office:value="4.22618261740699">
            <text:p>4,2261826174</text:p>
          </table:table-cell>
          <table:table-cell table:style-name="ce3" table:formula="of:=SQRT(POWER([.$B$4];2)+POWER([.$B$3];2)-2*[.$B$4]*[.$B$3]*COS(RADIANS([.E5])))" office:value-type="float" office:value="2.58819045102521">
            <text:p>2,588190451</text:p>
          </table:table-cell>
          <table:table-cell table:style-name="ce3" table:formula="of:=SQRT(POWER([.$B$4];2)+POWER([.$B$3];2)-2*[.$B$4]*[.$B$3]*COS(RADIANS([.F5])))" office:value-type="float" office:value="0.871557427476583">
            <text:p>0,8715574275</text:p>
          </table:table-cell>
          <table:table-cell table:style-name="ce3" table:formula="of:=SQRT(POWER([.$B$4];2)+POWER([.$B$3];2)-2*[.$B$4]*[.$B$3]*COS(RADIANS([.G5])))" office:value-type="float" office:value="0.871557427476583">
            <text:p>0,8715574275</text:p>
          </table:table-cell>
          <table:table-cell table:style-name="ce3" table:formula="of:=SQRT(POWER([.$B$4];2)+POWER([.$B$3];2)-2*[.$B$4]*[.$B$3]*COS(RADIANS([.H5])))" office:value-type="float" office:value="2.58819045102521">
            <text:p>2,588190451</text:p>
          </table:table-cell>
          <table:table-cell table:style-name="ce3" table:formula="of:=SQRT(POWER([.$B$4];2)+POWER([.$B$3];2)-2*[.$B$4]*[.$B$3]*COS(RADIANS([.I5])))" office:value-type="float" office:value="4.22618261740699">
            <text:p>4,2261826174</text:p>
          </table:table-cell>
          <table:table-cell table:style-name="ce3" table:formula="of:=SQRT(POWER([.$B$4];2)+POWER([.$B$3];2)-2*[.$B$4]*[.$B$3]*COS(RADIANS([.J5])))" office:value-type="float" office:value="5.73576436351046">
            <text:p>5,7357643635</text:p>
          </table:table-cell>
          <table:table-cell table:style-name="ce3" table:number-columns-repeated="2"/>
        </table:table-row>
        <table:table-row table:style-name="ro1">
          <table:table-cell table:number-columns-repeated="2"/>
          <table:table-cell table:style-name="ce3" table:number-columns-repeated="10"/>
        </table:table-row>
        <table:table-row table:style-name="ro1">
          <table:table-cell table:style-name="ce2" office:value-type="string">
            <text:p>Draw length</text:p>
          </table:table-cell>
          <table:table-cell table:formula="of:=[.B10]*([.$B$4]/[.B11])+([.$B$3]-[.B10])" office:value-type="float" office:value="3.53553390593274">
            <text:p>3,5355339059</text:p>
          </table:table-cell>
          <table:table-cell table:style-name="ce3" table:formula="of:=[.C10]*([.$B$4]/[.C11])+([.$B$3]-[.C10])" office:value-type="float" office:value="4.39729711751542">
            <text:p>4,3972971175</text:p>
          </table:table-cell>
          <table:table-cell table:style-name="ce3" table:formula="of:=[.D10]*([.$B$4]/[.D11])+([.$B$3]-[.D10])" office:value-type="float" office:value="5.70131671958836">
            <text:p>5,7013167196</text:p>
          </table:table-cell>
          <table:table-cell table:style-name="ce3" table:formula="of:=[.E10]*([.$B$4]/[.E11])+([.$B$3]-[.E10])" office:value-type="float" office:value="7.32962913144534">
            <text:p>7,3296291314</text:p>
          </table:table-cell>
          <table:table-cell table:style-name="ce3" table:formula="of:=[.F10]*([.$B$4]/[.F11])+([.$B$3]-[.F10])" office:value-type="float" office:value="9.11273260212407">
            <text:p>9,1127326021</text:p>
          </table:table-cell>
          <table:table-cell table:style-name="ce3" table:formula="of:=[.G10]*([.$B$4]/[.G11])+([.$B$3]-[.G10])" office:value-type="float" office:value="0.88726739787593">
            <text:p>0,8872673979</text:p>
          </table:table-cell>
          <table:table-cell table:style-name="ce3" table:formula="of:=[.H10]*([.$B$4]/[.H11])+([.$B$3]-[.H10])" office:value-type="float" office:value="2.67037086855466">
            <text:p>2,6703708686</text:p>
          </table:table-cell>
          <table:table-cell table:style-name="ce3" table:formula="of:=[.I10]*([.$B$4]/[.I11])+([.$B$3]-[.I10])" office:value-type="float" office:value="4.29868328041164">
            <text:p>4,2986832804</text:p>
          </table:table-cell>
          <table:table-cell table:style-name="ce3" table:formula="of:=[.J10]*([.$B$4]/[.J11])+([.$B$3]-[.J10])" office:value-type="float" office:value="5.60270288248458">
            <text:p>5,6027028825</text:p>
          </table:table-cell>
          <table:table-cell table:style-name="ce3" table:number-columns-repeated="2"/>
        </table:table-row>
        <table:table-row table:style-name="ro1" table:number-rows-repeated="104856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/10/2011</text:date>, <text:time>10.21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uli </meta:initial-creator>
    <meta:creation-date>2011-10-19T21:39:46</meta:creation-date>
    <dc:date>2011-10-20T10:21:02</dc:date>
    <dc:creator>Samuli </dc:creator>
    <meta:editing-duration>PT12H9M26S</meta:editing-duration>
    <meta:editing-cycles>8</meta:editing-cycles>
    <meta:generator>LibreOffice/3.3$Linux LibreOffice_project/330m19$Build-401</meta:generator>
    <meta:document-statistic meta:table-count="3" meta:cell-count="74" meta:object-count="0"/>
  </office:meta>
</office:document-meta>
</file>